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font-name-complex="Arial"/>
    </style:style>
    <style:style style:name="P2" style:family="paragraph" style:parent-style-name="Standard">
      <style:text-properties style:font-name="Arial" fo:language="en" fo:country="GB" style:font-name-complex="Arial"/>
    </style:style>
    <style:style style:name="P3" style:family="paragraph" style:parent-style-name="Standard">
      <style:text-properties style:font-name="Arial" fo:font-weight="bold" style:font-weight-asian="bold" style:font-name-complex="Arial"/>
    </style:style>
    <style:style style:name="P4" style:family="paragraph" style:parent-style-name="Standard">
      <style:text-properties style:font-name="Times New Roman" fo:language="en" fo:country="GB" style:font-name-asian="MS Mincho" style:language-asian="en" style:country-asian="US" style:font-name-complex="Times New Roman"/>
    </style:style>
    <style:style style:name="P5" style:family="paragraph" style:parent-style-name="Standard">
      <style:paragraph-properties style:text-autospace="none"/>
    </style:style>
    <style:style style:name="P6" style:family="paragraph" style:parent-style-name="Standard">
      <style:text-properties style:font-name="Courier New" fo:font-size="10pt" style:font-size-asian="10pt" style:font-name-complex="Courier New" style:font-size-complex="10pt"/>
    </style:style>
    <style:style style:name="P7" style:family="paragraph" style:parent-style-name="Standard">
      <style:paragraph-properties style:text-autospace="none"/>
      <style:text-properties style:font-name="Courier New" fo:font-size="10pt" style:font-size-asian="10pt" style:font-name-complex="Courier New" style:font-size-complex="10pt"/>
    </style:style>
    <style:style style:name="P8" style:family="paragraph" style:parent-style-name="Standard">
      <style:text-properties fo:color="#0000ff" style:font-name="Arial" fo:font-size="12pt" style:font-size-asian="12pt" style:font-name-complex="Arial" style:font-size-complex="12pt"/>
    </style:style>
    <style:style style:name="P9" style:family="paragraph" style:parent-style-name="Standard">
      <style:text-properties fo:color="#0000ff" style:font-name="Arial" fo:font-weight="bold" style:font-weight-asian="bold" style:font-name-complex="Arial"/>
    </style:style>
    <style:style style:name="P10" style:family="paragraph" style:parent-style-name="Standard">
      <style:text-properties fo:color="#0000ff" style:font-name="Arial" style:font-name-complex="Arial"/>
    </style:style>
    <style:style style:name="P11" style:family="paragraph" style:parent-style-name="Standard">
      <style:text-properties fo:color="#0000ff" style:font-name="Courier New" fo:font-size="10pt" style:font-size-asian="10pt" style:font-name-complex="Courier New" style:font-size-complex="10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margin-left="1.5in" fo:margin-right="0in" fo:text-indent="0.1665in" style:auto-text-indent="false"/>
    </style:style>
    <style:style style:name="P14" style:family="paragraph" style:parent-style-name="Standard">
      <style:paragraph-properties fo:margin-left="1.5in" fo:margin-right="0in" fo:text-indent="0.1665in" style:auto-text-indent="false"/>
      <style:text-properties style:font-name="Arial" style:font-name-complex="Arial"/>
    </style:style>
    <style:style style:name="P15" style:family="paragraph" style:parent-style-name="Standard">
      <style:paragraph-properties fo:margin-left="1in" fo:margin-right="0in" fo:text-indent="0.5in" style:auto-text-indent="false"/>
      <style:text-properties style:font-name="Arial" style:font-name-complex="Arial"/>
    </style:style>
    <style:style style:name="P16" style:family="paragraph" style:parent-style-name="Standard">
      <style:paragraph-properties fo:margin-left="1.5in" fo:margin-right="0in" fo:text-indent="0in" style:auto-text-indent="false"/>
      <style:text-properties style:font-name="Arial" style:font-name-complex="Arial"/>
    </style:style>
    <style:style style:name="P17" style:family="paragraph" style:parent-style-name="Standard">
      <style:paragraph-properties fo:margin-left="1in" fo:margin-right="0in" fo:text-indent="0in" style:auto-text-indent="false"/>
      <style:text-properties style:font-name="Arial" style:font-name-complex="Arial"/>
    </style:style>
    <style:style style:name="P18" style:family="paragraph" style:parent-style-name="Standard">
      <style:paragraph-properties fo:margin-left="0.5in" fo:margin-right="0in" fo:text-indent="0.5in" style:auto-text-indent="false"/>
      <style:text-properties style:font-name="Arial" style:font-name-complex="Arial"/>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style:font-name="Arial" style:font-name-complex="Arial"/>
    </style:style>
    <style:style style:name="P21" style:family="paragraph" style:parent-style-name="Standard">
      <style:paragraph-properties fo:margin-left="0.5in" fo:margin-right="0in" fo:text-indent="0in" style:auto-text-indent="false"/>
      <style:text-properties style:font-name="Arial" fo:font-weight="bold" style:font-weight-asian="bold" style:font-name-complex="Arial"/>
    </style:style>
    <style:style style:name="P22" style:family="paragraph" style:parent-style-name="Standard">
      <style:paragraph-properties fo:margin-left="1.4063in" fo:margin-right="0in" fo:text-indent="-1.4063in" style:auto-text-indent="false"/>
    </style:style>
    <style:style style:name="P23" style:family="paragraph" style:parent-style-name="Heading_20_2">
      <style:text-properties fo:color="#0000ff" fo:font-size="16pt" fo:font-style="normal" style:font-size-asian="16pt" style:font-style-asian="normal" style:font-size-complex="16pt"/>
    </style:style>
    <style:style style:name="P24" style:family="paragraph" style:parent-style-name="Heading_20_2">
      <style:text-properties fo:color="#0000ff" fo:font-size="16pt" fo:font-style="normal" style:font-size-asian="16pt" style:font-style-asian="normal" style:font-style-complex="normal"/>
    </style:style>
    <style:style style:name="P25" style:family="paragraph" style:parent-style-name="Heading_20_4">
      <style:text-properties fo:color="#0000ff" style:font-name="Arial" fo:font-size="12pt" style:font-size-asian="12pt" style:font-name-complex="Arial" style:font-size-complex="12pt"/>
    </style:style>
    <style:style style:name="P26" style:family="paragraph" style:parent-style-name="Contents_20_3">
      <style:paragraph-properties>
        <style:tab-stops>
          <style:tab-stop style:position="5.9929in" style:type="right"/>
        </style:tab-stops>
      </style:paragraph-properties>
    </style:style>
    <style:style style:name="P27" style:family="paragraph" style:parent-style-name="Heading_20_1" style:master-page-name="Standard">
      <style:paragraph-properties style:page-number="auto"/>
    </style:style>
    <style:style style:name="P28" style:family="paragraph" style:parent-style-name="Contents_20_4">
      <style:paragraph-properties>
        <style:tab-stops>
          <style:tab-stop style:position="5.9929in" style:type="right"/>
        </style:tab-stops>
      </style:paragraph-properties>
    </style:style>
    <style:style style:name="P29" style:family="paragraph" style:parent-style-name="Heading_20_3">
      <style:text-properties fo:font-size="14pt" style:font-size-asian="14pt" style:font-size-complex="14pt"/>
    </style:style>
    <style:style style:name="P30" style:family="paragraph" style:parent-style-name="Contents_20_2">
      <style:paragraph-properties>
        <style:tab-stops>
          <style:tab-stop style:position="5.9929in" style:type="right"/>
        </style:tab-stops>
      </style:paragraph-properties>
      <style:text-properties fo:font-style="italic" style:font-style-asian="italic"/>
    </style:style>
    <style:style style:name="P31" style:family="paragraph" style:parent-style-name="Contents_20_2">
      <style:paragraph-properties>
        <style:tab-stops>
          <style:tab-stop style:position="5.9929in" style:type="right"/>
        </style:tab-stops>
      </style:paragraph-properties>
    </style:style>
    <style:style style:name="T1" style:family="text">
      <style:text-properties fo:color="#0000ff" fo:font-size="16pt" fo:font-style="normal" style:font-size-asian="16pt" style:font-style-asian="normal" style:font-size-complex="16pt"/>
    </style:style>
    <style:style style:name="T2" style:family="text">
      <style:text-properties fo:color="#0000ff" fo:font-size="16pt" fo:font-style="normal" style:font-size-asian="16pt" style:font-style-asian="normal" style:font-style-complex="normal"/>
    </style:style>
    <style:style style:name="T3" style:family="text">
      <style:text-properties fo:color="#0000ff" style:font-name="Arial" fo:font-size="16pt" fo:language="en" fo:country="GB" fo:font-style="normal" style:font-size-asian="16pt" style:font-style-asian="normal" style:font-name-complex="Arial" style:font-size-complex="16pt"/>
    </style:style>
    <style:style style:name="T4" style:family="text">
      <style:text-properties fo:color="#0000ff" style:font-name="Arial" fo:font-size="12pt" style:font-size-asian="12pt" style:font-name-complex="Arial" style:font-size-complex="12pt"/>
    </style:style>
    <style:style style:name="T5" style:family="text">
      <style:text-properties fo:color="#0000ff" style:font-name="Arial" fo:font-weight="bold" style:font-weight-asian="bold" style:font-name-complex="Arial"/>
    </style:style>
    <style:style style:name="T6" style:family="text">
      <style:text-properties fo:color="#0000ff" style:font-name="Arial" style:font-name-complex="Arial"/>
    </style:style>
    <style:style style:name="T7" style:family="text">
      <style:text-properties fo:color="#0000ff" fo:font-size="12pt" style:font-size-asian="12pt" style:font-size-complex="12pt"/>
    </style:style>
    <style:style style:name="T8" style:family="text">
      <style:text-properties fo:color="#0000ff" style:font-name="Courier New" fo:font-size="10pt" style:font-size-asian="10pt" style:font-name-complex="Courier New" style:font-size-complex="10pt"/>
    </style:style>
    <style:style style:name="T9" style:family="text">
      <style:text-properties style:font-name="Arial" style:font-name-complex="Arial"/>
    </style:style>
    <style:style style:name="T10" style:family="text">
      <style:text-properties style:font-name="Arial" fo:language="en" fo:country="US" style:language-asian="en" style:country-asian="US" style:font-name-complex="Arial"/>
    </style:style>
    <style:style style:name="T11" style:family="text">
      <style:text-properties style:font-name="Arial" style:text-underline-style="solid" style:text-underline-width="auto" style:text-underline-color="font-color" style:font-name-complex="Arial"/>
    </style:style>
    <style:style style:name="T12" style:family="text">
      <style:text-properties style:font-name="Arial" fo:font-weight="bold" style:font-weight-asian="bold" style:font-name-complex="Arial"/>
    </style:style>
    <style:style style:name="T13" style:family="text">
      <style:text-properties style:font-name="Arial" style:font-name-asian="Arial" style:font-name-complex="Arial"/>
    </style:style>
    <style:style style:name="T14" style:family="text">
      <style:text-properties fo:language="en" fo:country="GB"/>
    </style:style>
    <style:style style:name="T15" style:family="text">
      <style:text-properties fo:language="en" fo:country="US" style:language-asian="en" style:country-asian="US"/>
    </style:style>
    <style:style style:name="T16" style:family="text">
      <style:text-properties style:font-name="Times New Roman" fo:language="en" fo:country="US" style:font-name-asian="MS Mincho" style:language-asian="en" style:country-asian="US" style:font-name-complex="Times New Roman"/>
    </style:style>
    <style:style style:name="T17" style:family="text">
      <style:text-properties style:font-name-asian="Times New Roman"/>
    </style:style>
    <style:style style:name="T18" style:family="text">
      <style:text-properties fo:font-size="14pt" style:font-size-asian="14pt" style:font-size-complex="14pt"/>
    </style:style>
    <style:style style:name="T19" style:family="text">
      <style:text-properties fo:font-size="10pt" style:font-size-asian="10pt" style:font-size-complex="10pt"/>
    </style:style>
    <style:style style:name="T20" style:family="text">
      <style:text-properties style:font-name="Courier New" fo:font-size="10pt" style:font-size-asian="10pt" style:font-name-complex="Courier New" style:font-size-complex="10pt"/>
    </style:style>
    <style:style style:name="T21" style:family="text">
      <style:text-properties style:font-name-asian="Arial"/>
    </style:style>
    <style:style style:name="T22"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Media Resource Control Protocol Version 2 (MRCPV2) Client Library Programmer’s Guide</text:h>
      <text:h text:style-name="Heading_20_1" text:outline-level="1">V0.0.2</text:h>
      <text:p text:style-name="Standard"/>
      <text:h text:style-name="P23" text:outline-level="2"><text:bookmark-start text:name="__RefHeading___Toc158699919"/>Executive Summary<text:bookmark-end text:name="__RefHeading___Toc158699919"/></text:h>
      <text:p text:style-name="P2">This application note provides detailed information about the developing applications using the classes and methods contained in the MRCP V2 client library. <text:s/></text:p>
      <text:h text:style-name="Heading_20_2" text:outline-level="2"><text:bookmark-start text:name="__RefHeading___Toc158699920"/>Table of Contents<text:bookmark-end text:name="__RefHeading___Toc158699920"/></text:h>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158699919" text:style-name="Index_20_Link" text:visited-style-name="Index_20_Link"><text:span text:style-name="T15">Executive Summary<text:tab/>1</text:span></text:a></text:p>
          <text:p text:style-name="P31"><text:a xlink:type="simple" xlink:href="#__RefHeading___Toc158699920" text:style-name="Index_20_Link" text:visited-style-name="Index_20_Link"><text:span text:style-name="T15">Table of Contents<text:tab/>1</text:span></text:a></text:p>
          <text:p text:style-name="P31"><text:a xlink:type="simple" xlink:href="#__RefHeading___Toc158699921" text:style-name="Index_20_Link" text:visited-style-name="Index_20_Link"><text:span text:style-name="T15">Introduction<text:tab/>2</text:span></text:a></text:p>
          <text:p text:style-name="P31"><text:a xlink:type="simple" xlink:href="#__RefHeading___Toc158699922" text:style-name="Index_20_Link" text:visited-style-name="Index_20_Link"><text:span text:style-name="T15">MRCP Client Library Usage Overview<text:tab/>2</text:span></text:a></text:p>
          <text:p text:style-name="P26"><text:a xlink:type="simple" xlink:href="#__RefHeading___Toc158699923" text:style-name="Index_20_Link" text:visited-style-name="Index_20_Link"><text:span text:style-name="T15">General Information<text:tab/>3</text:span></text:a></text:p>
          <text:p text:style-name="P28"><text:a xlink:type="simple" xlink:href="#__RefHeading___Toc158699924" text:style-name="Index_20_Link" text:visited-style-name="Index_20_Link"><text:span text:style-name="T10">Callback Processing</text:span></text:a><text:a xlink:type="simple" xlink:href="#__RefHeading___Toc158699924" text:style-name="Index_20_Link" text:visited-style-name="Index_20_Link"><text:span text:style-name="T15"><text:tab/>3</text:span></text:a></text:p>
          <text:p text:style-name="P26"><text:a xlink:type="simple" xlink:href="#__RefHeading___Toc158699925" text:style-name="Index_20_Link" text:visited-style-name="Index_20_Link"><text:span text:style-name="T15">Configuration and Startup<text:tab/>3</text:span></text:a></text:p>
          <text:p text:style-name="P28"><text:a xlink:type="simple" xlink:href="#__RefHeading___Toc158699926" text:style-name="Index_20_Link" text:visited-style-name="Index_20_Link"><text:span text:style-name="T10">Configuring the Client Library</text:span></text:a><text:a xlink:type="simple" xlink:href="#__RefHeading___Toc158699926" text:style-name="Index_20_Link" text:visited-style-name="Index_20_Link"><text:span text:style-name="T15"><text:tab/>3</text:span></text:a></text:p>
          <text:p text:style-name="P28"><text:a xlink:type="simple" xlink:href="#__RefHeading___Toc158699927" text:style-name="Index_20_Link" text:visited-style-name="Index_20_Link"><text:span text:style-name="T10">Start()</text:span></text:a><text:a xlink:type="simple" xlink:href="#__RefHeading___Toc158699927" text:style-name="Index_20_Link" text:visited-style-name="Index_20_Link"><text:span text:style-name="T15"><text:tab/>5</text:span></text:a></text:p>
          <text:p text:style-name="P28"><text:a xlink:type="simple" xlink:href="#__RefHeading___Toc158699928" text:style-name="Index_20_Link" text:visited-style-name="Index_20_Link"><text:span text:style-name="T10">Stop()</text:span></text:a><text:a xlink:type="simple" xlink:href="#__RefHeading___Toc158699928" text:style-name="Index_20_Link" text:visited-style-name="Index_20_Link"><text:span text:style-name="T15"><text:tab/>5</text:span></text:a></text:p>
          <text:p text:style-name="P28"><text:a xlink:type="simple" xlink:href="#__RefHeading___Toc158699929" text:style-name="Index_20_Link" text:visited-style-name="Index_20_Link"><text:span text:style-name="T10">OpenSession()</text:span></text:a><text:a xlink:type="simple" xlink:href="#__RefHeading___Toc158699929" text:style-name="Index_20_Link" text:visited-style-name="Index_20_Link"><text:span text:style-name="T15"><text:tab/>6</text:span></text:a></text:p>
          <text:p text:style-name="P28"><text:a xlink:type="simple" xlink:href="#__RefHeading___Toc158699930" text:style-name="Index_20_Link" text:visited-style-name="Index_20_Link"><text:span text:style-name="T10">AddSessionResources()</text:span></text:a><text:a xlink:type="simple" xlink:href="#__RefHeading___Toc158699930" text:style-name="Index_20_Link" text:visited-style-name="Index_20_Link"><text:span text:style-name="T15"><text:tab/>6</text:span></text:a></text:p>
          <text:p text:style-name="P28"><text:a xlink:type="simple" xlink:href="#__RefHeading___Toc158699931" text:style-name="Index_20_Link" text:visited-style-name="Index_20_Link"><text:span text:style-name="T10">CloseSession()</text:span></text:a><text:a xlink:type="simple" xlink:href="#__RefHeading___Toc158699931" text:style-name="Index_20_Link" text:visited-style-name="Index_20_Link"><text:span text:style-name="T15"><text:tab/>7</text:span></text:a></text:p>
          <text:p text:style-name="P26"><text:a xlink:type="simple" xlink:href="#__RefHeading___Toc158699932" text:style-name="Index_20_Link" text:visited-style-name="Index_20_Link"><text:span text:style-name="T15">Generic MRCP Commands<text:tab/>7</text:span></text:a></text:p>
          <text:p text:style-name="P28"><text:a xlink:type="simple" xlink:href="#__RefHeading___Toc158699933" text:style-name="Index_20_Link" text:visited-style-name="Index_20_Link"><text:span text:style-name="T10">GetParams()</text:span></text:a><text:a xlink:type="simple" xlink:href="#__RefHeading___Toc158699933" text:style-name="Index_20_Link" text:visited-style-name="Index_20_Link"><text:span text:style-name="T15"><text:tab/>7</text:span></text:a></text:p>
          <text:p text:style-name="P28"><text:a xlink:type="simple" xlink:href="#__RefHeading___Toc158699934" text:style-name="Index_20_Link" text:visited-style-name="Index_20_Link"><text:span text:style-name="T10">SetParams()</text:span></text:a><text:a xlink:type="simple" xlink:href="#__RefHeading___Toc158699934" text:style-name="Index_20_Link" text:visited-style-name="Index_20_Link"><text:span text:style-name="T15"><text:tab/>8</text:span></text:a></text:p>
          <text:p text:style-name="P26"><text:a xlink:type="simple" xlink:href="#__RefHeading___Toc158699935" text:style-name="Index_20_Link" text:visited-style-name="Index_20_Link"><text:span text:style-name="T15">ASR MRCP Commands<text:tab/>8</text:span></text:a></text:p>
          <text:p text:style-name="P28"><text:a xlink:type="simple" xlink:href="#__RefHeading___Toc158699936" text:style-name="Index_20_Link" text:visited-style-name="Index_20_Link"><text:span text:style-name="T10">DefineGrammar()</text:span></text:a><text:a xlink:type="simple" xlink:href="#__RefHeading___Toc158699936" text:style-name="Index_20_Link" text:visited-style-name="Index_20_Link"><text:span text:style-name="T15"><text:tab/>8</text:span></text:a></text:p>
          <text:p text:style-name="P28"><text:a xlink:type="simple" xlink:href="#__RefHeading___Toc158699937" text:style-name="Index_20_Link" text:visited-style-name="Index_20_Link"><text:span text:style-name="T10">Recognize()</text:span></text:a><text:a xlink:type="simple" xlink:href="#__RefHeading___Toc158699937" text:style-name="Index_20_Link" text:visited-style-name="Index_20_Link"><text:span text:style-name="T15"><text:tab/>9</text:span></text:a></text:p>
          <text:p text:style-name="P28"><text:a xlink:type="simple" xlink:href="#__RefHeading___Toc158699938" text:style-name="Index_20_Link" text:visited-style-name="Index_20_Link"><text:span text:style-name="T10">Interpret()</text:span></text:a><text:a xlink:type="simple" xlink:href="#__RefHeading___Toc158699938" text:style-name="Index_20_Link" text:visited-style-name="Index_20_Link"><text:span text:style-name="T15"><text:tab/>9</text:span></text:a></text:p>
          <text:p text:style-name="P28"><text:a xlink:type="simple" xlink:href="#__RefHeading___Toc158699939" text:style-name="Index_20_Link" text:visited-style-name="Index_20_Link"><text:span text:style-name="T10">StartInputTimers()</text:span></text:a><text:a xlink:type="simple" xlink:href="#__RefHeading___Toc158699939" text:style-name="Index_20_Link" text:visited-style-name="Index_20_Link"><text:span text:style-name="T15"><text:tab/>10</text:span></text:a></text:p>
          <text:p text:style-name="P28"><text:a xlink:type="simple" xlink:href="#__RefHeading___Toc158699940" text:style-name="Index_20_Link" text:visited-style-name="Index_20_Link"><text:span text:style-name="T10">GetResult()</text:span></text:a><text:a xlink:type="simple" xlink:href="#__RefHeading___Toc158699940" text:style-name="Index_20_Link" text:visited-style-name="Index_20_Link"><text:span text:style-name="T15"><text:tab/>10</text:span></text:a></text:p>
          <text:p text:style-name="P28"><text:a xlink:type="simple" xlink:href="#__RefHeading___Toc158699941" text:style-name="Index_20_Link" text:visited-style-name="Index_20_Link"><text:span text:style-name="T10">StopRecog()</text:span></text:a><text:a xlink:type="simple" xlink:href="#__RefHeading___Toc158699941" text:style-name="Index_20_Link" text:visited-style-name="Index_20_Link"><text:span text:style-name="T15"><text:tab/>11</text:span></text:a></text:p>
          <text:p text:style-name="P26"><text:a xlink:type="simple" xlink:href="#__RefHeading___Toc158699942" text:style-name="Index_20_Link" text:visited-style-name="Index_20_Link"><text:span text:style-name="T15">TTS MRCP Commands<text:tab/>11</text:span></text:a></text:p>
          <text:p text:style-name="P28"><text:a xlink:type="simple" xlink:href="#__RefHeading___Toc158699943" text:style-name="Index_20_Link" text:visited-style-name="Index_20_Link"><text:span text:style-name="T10">Speak()</text:span></text:a><text:a xlink:type="simple" xlink:href="#__RefHeading___Toc158699943" text:style-name="Index_20_Link" text:visited-style-name="Index_20_Link"><text:span text:style-name="T15"><text:tab/>11</text:span></text:a></text:p>
          <text:p text:style-name="P28"><text:a xlink:type="simple" xlink:href="#__RefHeading___Toc158699944" text:style-name="Index_20_Link" text:visited-style-name="Index_20_Link"><text:span text:style-name="T10">StopSpeak()</text:span></text:a><text:a xlink:type="simple" xlink:href="#__RefHeading___Toc158699944" text:style-name="Index_20_Link" text:visited-style-name="Index_20_Link"><text:span text:style-name="T15"><text:tab/>12</text:span></text:a></text:p>
          <text:p text:style-name="P28"><text:a xlink:type="simple" xlink:href="#__RefHeading___Toc158699945" text:style-name="Index_20_Link" text:visited-style-name="Index_20_Link"><text:span text:style-name="T10">Pause()</text:span></text:a><text:a xlink:type="simple" xlink:href="#__RefHeading___Toc158699945" text:style-name="Index_20_Link" text:visited-style-name="Index_20_Link"><text:span text:style-name="T15"><text:tab/>12</text:span></text:a></text:p>
          <text:p text:style-name="P28"><text:a xlink:type="simple" xlink:href="#__RefHeading___Toc158699946" text:style-name="Index_20_Link" text:visited-style-name="Index_20_Link"><text:span text:style-name="T10">Resume()</text:span></text:a><text:a xlink:type="simple" xlink:href="#__RefHeading___Toc158699946" text:style-name="Index_20_Link" text:visited-style-name="Index_20_Link"><text:span text:style-name="T15"><text:tab/>13</text:span></text:a></text:p>
          <text:p text:style-name="P28"><text:a xlink:type="simple" xlink:href="#__RefHeading___Toc158699947" text:style-name="Index_20_Link" text:visited-style-name="Index_20_Link"><text:span text:style-name="T10">BargeIn()</text:span></text:a><text:a xlink:type="simple" xlink:href="#__RefHeading___Toc158699947" text:style-name="Index_20_Link" text:visited-style-name="Index_20_Link"><text:span text:style-name="T15"><text:tab/>13</text:span></text:a></text:p>
          <text:p text:style-name="P26"><text:a xlink:type="simple" xlink:href="#__RefHeading___Toc158699948" text:style-name="Index_20_Link" text:visited-style-name="Index_20_Link"><text:span text:style-name="T15">Audio Commands<text:tab/>14</text:span></text:a></text:p>
          <text:p text:style-name="P28"><text:a xlink:type="simple" xlink:href="#__RefHeading___Toc158699949" text:style-name="Index_20_Link" text:visited-style-name="Index_20_Link"><text:span text:style-name="T10">StartAudio()</text:span></text:a><text:a xlink:type="simple" xlink:href="#__RefHeading___Toc158699949" text:style-name="Index_20_Link" text:visited-style-name="Index_20_Link"><text:span text:style-name="T15"><text:tab/>14</text:span></text:a></text:p>
          <text:p text:style-name="P28"><text:a xlink:type="simple" xlink:href="#__RefHeading___Toc158699950" text:style-name="Index_20_Link" text:visited-style-name="Index_20_Link"><text:span text:style-name="T10">StopAudio()</text:span></text:a><text:a xlink:type="simple" xlink:href="#__RefHeading___Toc158699950" text:style-name="Index_20_Link" text:visited-style-name="Index_20_Link"><text:span text:style-name="T15"><text:tab/>14</text:span></text:a></text:p>
          <text:p text:style-name="P28"><text:a xlink:type="simple" xlink:href="#__RefHeading___Toc158699951" text:style-name="Index_20_Link" text:visited-style-name="Index_20_Link"><text:span text:style-name="T10">AddOutboundAudio()</text:span></text:a><text:a xlink:type="simple" xlink:href="#__RefHeading___Toc158699951" text:style-name="Index_20_Link" text:visited-style-name="Index_20_Link"><text:span text:style-name="T15"><text:tab/>15</text:span></text:a></text:p>
          <text:p text:style-name="P31"><text:soft-page-break/><text:a xlink:type="simple" xlink:href="#__RefHeading___Toc158699952" text:style-name="Index_20_Link" text:visited-style-name="Index_20_Link"><text:span text:style-name="T15">Acronyms<text:tab/>15</text:span></text:a></text:p>
          <text:p text:style-name="P31"><text:a xlink:type="simple" xlink:href="#__RefHeading___Toc158699953" text:style-name="Index_20_Link" text:visited-style-name="Index_20_Link"><text:span text:style-name="T15">References<text:tab/>15</text:span></text:a></text:p>
        </text:index-body>
      </text:table-of-content>
      <text:p text:style-name="P4"/>
      <text:h text:style-name="P23" text:outline-level="2"><text:bookmark-start text:name="__RefHeading___Toc158699921"/>Introduction<text:bookmark-end text:name="__RefHeading___Toc158699921"/></text:h>
      <text:p text:style-name="Standard"><text:span text:style-name="T9">This document serves as a programmer’s reference for the Media Resource Control Protocol Version 2 (MRCP V2) Client Library, hereafter referred to as the client library. It is intended to help developers understand the classes, methods and operation of the client library. <text:s/>Methods within this library provide support for the automated speech recognition (ASR) and Text-to-speech (TTS) commands most commonly used in telephony applications. </text:span></text:p>
      <text:p text:style-name="P1"/>
      <text:p text:style-name="Standard"><text:span text:style-name="T9">The client library was architected and built around the design patterns documented in the book “</text:span><text:span text:style-name="T11">Design Patterns – Elements of Reusable Object-Orientated Software”</text:span><text:span text:style-name="T9"> by Gamma, Helm, Johnson and Vlissides. <text:s/>Design patterns provide a high level of encapsulation which results in an easily extensible library. Developers may choose to customize and extend the library to suit their individual requirements. </text:span></text:p>
      <text:h text:style-name="P24" text:outline-level="2"><text:bookmark-start text:name="__RefHeading___Toc158699922"/>MRCP Client Library Usage Overview<text:bookmark-end text:name="__RefHeading___Toc158699922"/></text:h>
      <text:p text:style-name="Standard"><text:span text:style-name="T17"><text:s/></text:span><text:span text:style-name="T9">The client library application programming interface is contained within a single class, the CMrcpSystem class. <text:s/>All configuration, MRCP client commands and audio interfaces are provided within this class. This class is instantiated as a singleton object, one instance per application, in order to ensure the uniqueness of values required in MRCP client requests. <text:s text:c="2"/>Method calls in the CMrcpSystem class instantiate additional objects and threads needed to support multiple sessions to one or more MRCP servers within a single client application. <text:s/>Parameter structures used in the client function calls are defined in the ClientInterfacesDef header file. </text:span></text:p>
      <text:p text:style-name="P1"/>
      <text:p text:style-name="Standard"><text:span text:style-name="T9">All methods not related to the configuration of the client library execute asynchronously. Client library API commands synchronously return a success or failure when called. <text:s/>Success means that the library was properly started and ready to process the command. <text:s/>Callbacks are utilized by the MRCP V2 Client Library to call back to the client application when information related to a command has been received from the MRCP server.</text:span></text:p>
      <text:p text:style-name="P1"/>
      <text:p text:style-name="Standard"><text:span text:style-name="T9">The boost libraries (</text:span><text:a xlink:type="simple" xlink:href="http://www.boost.org/" text:style-name="Internet_20_link" text:visited-style-name="Visited_20_Internet_20_Link"><text:span text:style-name="Internet_20_link"><text:span text:style-name="T9">www.boost.org</text:span></text:span></text:a><text:span text:style-name="T9">) are used through out the library. <text:s/>As a result, the development environment for client applications must have the boost libraries installed. <text:s text:c="3"/>Boost is an open source, platform independent, proven software library for C++.</text:span></text:p>
      <text:p text:style-name="P1"/>
      <text:p text:style-name="Standard"><text:span text:style-name="T9">While not part of the CMrcpSystem class, the client library contains a logger object. <text:s/>The logger object currently logs run time information to both the console window and a log file. <text:s/>Information logged includes signaling messages sent to </text:span><text:soft-page-break/><text:span text:style-name="T9">setup a session, success and failure information and error conditions encountered.</text:span></text:p>
      <text:p text:style-name="P1"/>
      <text:p text:style-name="Standard"><text:span text:style-name="T9">The client library defines a namespace of “MrcpV2RefLib” which will need to be used in the client.</text:span></text:p>
      <text:p text:style-name="P1"/>
      <text:h text:style-name="P29" text:outline-level="3"><text:bookmark-start text:name="__RefHeading___Toc158699923"/>General Information<text:bookmark-end text:name="__RefHeading___Toc158699923"/></text:h>
      <text:h text:style-name="P25" text:outline-level="4"><text:bookmark-start text:name="__RefHeading___Toc158699924"/>Callback Processing<text:bookmark-end text:name="__RefHeading___Toc158699924"/></text:h>
      <text:p text:style-name="P1">All asynchronous commands in the client library use a reference number and a callback function parameter. <text:s/>When an asynchronous command completes, the callback function is called passing partially parsed results and the complete MRCP packet received. <text:s/>The following structure is sent to the callback routine identified as a command parameter:</text:p>
      <text:p text:style-name="P1"/>
      <text:p text:style-name="P5"><text:span text:style-name="T8">typedef</text:span><text:span text:style-name="T20"> </text:span><text:span text:style-name="T8">struct</text:span><text:span text:style-name="T20">{</text:span></text:p>
      <text:p text:style-name="P5"><text:span text:style-name="T20"><text:tab/><text:tab/></text:span><text:span text:style-name="T8">int</text:span><text:span text:style-name="T20"> referenceNumber;</text:span></text:p>
      <text:p text:style-name="P5"><text:span text:style-name="T20"><text:tab/><text:tab/></text:span><text:span text:style-name="T8">int</text:span><text:span text:style-name="T20"> MrcpReturnValue;</text:span></text:p>
      <text:p text:style-name="P7"><text:tab/><text:tab/>MrcpSessionHandle asrSessionHandle;</text:p>
      <text:p text:style-name="P7"><text:tab/><text:tab/>MrcpSessionHandle ttsSessionHandle;</text:p>
      <text:p text:style-name="P5"><text:span text:style-name="T20"><text:tab/><text:tab/></text:span><text:span text:style-name="T8">char</text:span><text:span text:style-name="T20"> MrcpReturnPkt [10000];</text:span></text:p>
      <text:p text:style-name="P6"><text:tab/>}MRCP_RESULT_STRUCT;</text:p>
      <text:p text:style-name="P6"/>
      <text:p text:style-name="P1">A description of each of the elements of the structure is:</text:p>
      <text:p text:style-name="P1"/>
      <text:p text:style-name="P1">ReferenceNumber <text:s text:c="3"/>- the number assigned by the library and should be used to </text:p>
      <text:p text:style-name="P13"><text:span text:style-name="T9">track command completion. <text:s/>Reference numbers are <text:s text:c="2"/></text:span></text:p>
      <text:p text:style-name="P14">passed by reference from the client application and <text:s/></text:p>
      <text:p text:style-name="P14">assigned by the client library.</text:p>
      <text:p text:style-name="P1">MrcpReturnValue <text:s text:c="4"/>- MRCP numerical status value received for the command </text:p>
      <text:p text:style-name="P15"><text:span text:style-name="T21"><text:s text:c="3"/></text:span>Execution</text:p>
      <text:p text:style-name="P1">asrSessionHandle <text:s text:c="2"/>- The handle assigned to the ASR session issuing the </text:p>
      <text:p text:style-name="P15"><text:span text:style-name="T21"><text:s text:c="3"/></text:span>command. <text:s/>Zero if no ASR session active</text:p>
      <text:p text:style-name="P1">ttsSessionHandle <text:s text:c="3"/>- The handle assigned to the TTS session issuing the </text:p>
      <text:p text:style-name="P15"><text:span text:style-name="T21"><text:s text:c="2"/></text:span>command. <text:s/>Zero if no TTS session active</text:p>
      <text:p text:style-name="P1">MrcpReturnPkt <text:s text:c="7"/>- The complete MRCP status packet received</text:p>
      <text:p text:style-name="P1"/>
      <text:h text:style-name="P29" text:outline-level="3"><text:bookmark-start text:name="__RefHeading___Toc158699925"/>Configuration and Startup<text:bookmark-end text:name="__RefHeading___Toc158699925"/></text:h>
      <text:h text:style-name="P25" text:outline-level="4"><text:bookmark-start text:name="__RefHeading___Toc158699926"/>Configuring the Client Library<text:bookmark-end text:name="__RefHeading___Toc158699926"/></text:h>
      <text:p text:style-name="P8"/>
      <text:p text:style-name="Standard"><text:span text:style-name="T9">Each client library session can be configured to specify one TTS and one ASR server. <text:s/>These resources can be located on the same or separate MRCP servers. The following structure, contained in the ClientInterfaceDefs header file, is used to configure the server information:</text:span></text:p>
      <text:p text:style-name="P1"/>
      <text:p text:style-name="P5"><text:soft-page-break/><text:span text:style-name="T20"><text:tab/></text:span><text:span text:style-name="T8">typedef</text:span><text:span text:style-name="T20"> </text:span><text:span text:style-name="T8">struct</text:span><text:span text:style-name="T20">{</text:span></text:p>
      <text:p text:style-name="P5"><text:span text:style-name="T20"><text:tab/><text:tab/></text:span><text:span text:style-name="T8">int</text:span><text:span text:style-name="T20"> <text:s text:c="2"/>mrcpVersion;</text:span></text:p>
      <text:p text:style-name="P5"><text:span text:style-name="T20"><text:tab/><text:tab/></text:span><text:span text:style-name="T8">char</text:span><text:span text:style-name="T20">* serverAddress;</text:span></text:p>
      <text:p text:style-name="P5"><text:span text:style-name="T20"><text:tab/><text:tab/></text:span><text:span text:style-name="T8">int</text:span><text:span text:style-name="T20"> <text:s text:c="2"/>serverPort;</text:span></text:p>
      <text:p text:style-name="P7"><text:tab/><text:tab/>MrcpCallBackFunction callBack;</text:p>
      <text:p text:style-name="Standard"><text:span text:style-name="T20"><text:tab/>}MRCP_SERVER_CONFIG;</text:span><text:tab/><text:tab/><text:tab/><text:tab/><text:tab/><text:tab/></text:p>
      <text:p text:style-name="Standard"/>
      <text:p text:style-name="P1">A description of each of the elements of the structure is:</text:p>
      <text:p text:style-name="P1">mrcpVersion <text:s text:c="8"/>- The MRCP version, 1 or 2, that will be used to communicate </text:p>
      <text:p text:style-name="P16">with the MRCP server. <text:s/>Version 1 support was not available when this document was written.</text:p>
      <text:p text:style-name="P1">serverAddress <text:s text:c="4"/>- The IP address or DNS name of the MRCP server used</text:p>
      <text:p text:style-name="P1"/>
      <text:p text:style-name="P1">serverPort <text:s text:c="10"/>- The network port defined on the MRCP server that receives </text:p>
      <text:p text:style-name="P17"><text:span text:style-name="T21"><text:s text:c="9"/></text:span>session setup requests.</text:p>
      <text:p text:style-name="P1"/>
      <text:p text:style-name="P1">callBack <text:s text:c="13"/>- A routine in the client application that will be called when the </text:p>
      <text:p text:style-name="P17"><text:span text:style-name="T21"><text:s text:c="8"/></text:span>MRCP session has been setup.</text:p>
      <text:p text:style-name="P1"/>
      <text:p text:style-name="Standard"><text:span text:style-name="T9">One or more of these structures is needed depending on the MRCP server resources needed and whether or not the resources are on the same server. <text:s/>The MRCP_SERVER_CONFIG structure(s) are then used in the following configuration structure:</text:span></text:p>
      <text:p text:style-name="P1"/>
      <text:p text:style-name="P5"><text:span text:style-name="T8">typedef</text:span><text:span text:style-name="T20"> </text:span><text:span text:style-name="T8">struct</text:span><text:span text:style-name="T20"> {</text:span></text:p>
      <text:p text:style-name="P5"><text:span text:style-name="T20"><text:tab/><text:tab/></text:span><text:span text:style-name="T8">char</text:span><text:span text:style-name="T20">* clientAddress;</text:span></text:p>
      <text:p text:style-name="P7"><text:tab/><text:tab/>MRCP_SERVER_CONFIG *asrServerConfig;</text:p>
      <text:p text:style-name="P7"><text:tab/><text:tab/>MrcpSessionHandle asrSessionHandle;</text:p>
      <text:p text:style-name="P7"><text:tab/><text:tab/>MrcpAudioHandle <text:s text:c="2"/>outboundAudioHandle;</text:p>
      <text:p text:style-name="P7"><text:tab/><text:tab/>MRCP_SERVER_CONFIG *ttsServerConfig;</text:p>
      <text:p text:style-name="P7"><text:tab/><text:tab/>MrcpSessionHandle ttsSessionHandle;</text:p>
      <text:p text:style-name="P7"><text:tab/><text:tab/>MrcpAudioHandle <text:s/>inboundAudioHandle;</text:p>
      <text:p text:style-name="P7"><text:tab/><text:tab/>MrcpCallBackFunction audioCallback;</text:p>
      <text:p text:style-name="P6"><text:tab/>}RESOURCE_CFG_STRUCT;</text:p>
      <text:p text:style-name="P6"/>
      <text:p text:style-name="P1">A description of each of the elements of the structure is:</text:p>
      <text:p text:style-name="P1"/>
      <text:p text:style-name="P1">clientAddress <text:s text:c="2"/>- the IP address of the computer hosting the client application</text:p>
      <text:p text:style-name="P1"/>
      <text:p text:style-name="P1">asrServerConfig <text:s/>- these fields contain pointers to the MRCP_SERVER_CONFIG </text:p>
      <text:p text:style-name="Standard"><text:span text:style-name="T9">ttsServerConfig <text:s text:c="4"/>structures defined above. If the same server is used for ASR </text:span></text:p>
      <text:p text:style-name="P17"><text:span text:style-name="T21"><text:s text:c="8"/></text:span>and TTS, the same structure pointer can be reused.</text:p>
      <text:p text:style-name="P1"/>
      <text:p text:style-name="P1">asrSessionHandle – these fields are passed by reference. <text:s/>The client library </text:p>
      <text:p text:style-name="Standard"><text:span text:style-name="T9">ttsSessionHandle <text:s text:c="5"/>assigns and populates the handle value.</text:span></text:p>
      <text:p text:style-name="P1"/>
      <text:p text:style-name="P1">outboundAudioHandle – these fields are passed by reference and assigned a </text:p>
      <text:p text:style-name="P1">inboundAudioHandle <text:s text:c="5"/>value by the client library. <text:s/></text:p>
      <text:p text:style-name="P1"/>
      <text:p text:style-name="P1"><text:soft-page-break/>audioCallback <text:s/>- <text:s/>Used to identify the callback responsible for the receiving and </text:p>
      <text:p text:style-name="P18"><text:span text:style-name="T21"><text:s text:c="6"/></text:span>processing all inbound TTS audio.</text:p>
      <text:p text:style-name="P1"/>
      <text:p text:style-name="P1">Users of the library are encouraged to use the INIT_MRCP_SERVER_CONFIG and the INIT_RESOURCE_CFG_STRUCT macros to ensure that the structures are properly initialized before use.</text:p>
      <text:p text:style-name="P1"/>
      <text:h text:style-name="P25" text:outline-level="4"><text:bookmark-start text:name="__RefHeading___Toc158699927"/>Start()<text:bookmark-end text:name="__RefHeading___Toc158699927"/></text:h>
      <text:p text:style-name="P19"><text:span text:style-name="T12">Inputs: </text:span><text:span text:style-name="T9">None</text:span></text:p>
      <text:p text:style-name="P21"/>
      <text:p text:style-name="P19"><text:span text:style-name="T12">Returns: </text:span><text:span text:style-name="T9">MrcpSuccess(0) if successful</text:span></text:p>
      <text:p text:style-name="P19"><text:span text:style-name="T12"><text:tab/> <text:s text:c="4"/></text:span><text:span text:style-name="T9">MrcpError (-1) if failure</text:span></text:p>
      <text:p text:style-name="P19"><text:span text:style-name="T12">Mode:</text:span><text:span text:style-name="T9"> <text:s/>Synchronous</text:span></text:p>
      <text:p text:style-name="P9"/>
      <text:p text:style-name="P19"><text:span text:style-name="T9">The </text:span><text:span text:style-name="T12">Start() </text:span><text:span text:style-name="T9">function is called to initialize the client library for use. <text:s/>Start initializes the state machine, instantiates the singleton objects and creates the callback and task processors. <text:s/>This function must be called before any other client library function and should only be called one time per client application.</text:span></text:p>
      <text:p text:style-name="P20"/>
      <text:p text:style-name="P20">A return value of -1 is returned if this function has been previously called in the application. <text:s/>Otherwise a MrcpSuccess (0) is returned.</text:p>
      <text:p text:style-name="P20"/>
      <text:p text:style-name="P20"/>
      <text:h text:style-name="P25" text:outline-level="4"><text:bookmark-start text:name="__RefHeading___Toc158699928"/>Stop()<text:bookmark-end text:name="__RefHeading___Toc158699928"/></text:h>
      <text:p text:style-name="P19"><text:span text:style-name="T12">Inputs: </text:span><text:span text:style-name="T9">None</text:span></text:p>
      <text:p text:style-name="P21"/>
      <text:p text:style-name="P19"><text:span text:style-name="T12">Returns: </text:span><text:span text:style-name="T9">MrcpSuccess(0) <text:s text:c="2"/>successful</text:span></text:p>
      <text:p text:style-name="P21"><text:tab/> <text:s text:c="4"/></text:p>
      <text:p text:style-name="P19"><text:span text:style-name="T12">Mode:</text:span><text:span text:style-name="T9"> <text:s/>Synchronous</text:span></text:p>
      <text:p text:style-name="P9"/>
      <text:p text:style-name="Standard"><text:span text:style-name="T5"><text:tab/></text:span><text:span text:style-name="T9">The </text:span><text:span text:style-name="T12">Stop() </text:span><text:span text:style-name="T9">function is called when the client application has finished using <text:tab/>the client library. <text:s/>This function stops all of the singleton objects, sets </text:span></text:p>
      <text:p text:style-name="P20">the state machine to stopped completing an orderly shutdown of the client library. <text:s text:c="3"/></text:p>
      <text:p text:style-name="P20"/>
      <text:p text:style-name="P20">The recommended steps for stopping the library involve the client application closing all open MRCP sessions before calling the Stop function. <text:s/>Sessions are closed using the CloseSession function.</text:p>
      <text:p text:style-name="P20"/>
      <text:h text:style-name="P25" text:outline-level="4"><text:bookmark-start text:name="__RefHeading___Toc158699929"/>OpenSession()<text:bookmark-end text:name="__RefHeading___Toc158699929"/></text:h>
      <text:p text:style-name="P19"><text:span text:style-name="T12">Inputs: </text:span><text:span text:style-name="T9">RESOURCE_CFG_STRUCT by reference</text:span></text:p>
      <text:p text:style-name="P21"/>
      <text:p text:style-name="P19"><text:soft-page-break/><text:span text:style-name="T12">Returns: </text:span><text:span text:style-name="T9">MrcpSuccess (0) <text:s text:c="2"/>if successful</text:span></text:p>
      <text:p text:style-name="P19"><text:span text:style-name="T12"><text:tab/> <text:s text:c="4"/></text:span><text:span text:style-name="T9">MrcpError (-1) if error</text:span></text:p>
      <text:p text:style-name="P20"/>
      <text:p text:style-name="P19"><text:span text:style-name="T12">Mode:</text:span><text:span text:style-name="T9"> <text:s/>Asynchronous</text:span></text:p>
      <text:p text:style-name="P20"/>
      <text:p text:style-name="Standard"><text:span text:style-name="T9">The </text:span><text:span text:style-name="T12">OpenSession() </text:span><text:span text:style-name="T9">function is used to establish MRCP sessions with the MRCP server. <text:s/>A return value of MrcpSuccess indicates that the library was in the proper state to schedule the asynchronous opening of a session. <text:s/>The callback function defined in the MRCP_SERVER_CONFIG structure is called when the session has been opened, or failed to open, with the MRCP server.</text:span></text:p>
      <text:p text:style-name="P1"/>
      <text:p text:style-name="Standard"><text:span text:style-name="T9">The RESOURCE_CFG_STRUCT will be updated with values for the asrSessionHandle and/or the ttsSessionHandle parameters. <text:s/>Values for each of these handles is dependant on whether ASR or TTS resources were requested for the MRCP session. <text:s/>Using the macros, INIT_MRCP_SERVER_CONFIG and INIT_RESOURCE_CFG_STRUCT, is recommended to ensure that the configuration parameter structures are properly initialized. All MRCP functions called for the session opened must include the handle value returned.</text:span></text:p>
      <text:p text:style-name="P9"/>
      <text:h text:style-name="P25" text:outline-level="4"><text:bookmark-start text:name="__RefHeading___Toc158699930"/>AddSessionResources()<text:bookmark-end text:name="__RefHeading___Toc158699930"/></text:h>
      <text:p text:style-name="P19"><text:span text:style-name="T12">Inputs: </text:span><text:span text:style-name="T9">MrcpSessionHandle</text:span><text:span text:style-name="T12"> <text:tab/> <text:s/></text:span></text:p>
      <text:p text:style-name="P18"><text:span text:style-name="T21"><text:s text:c="2"/></text:span>MrcpResourceType</text:p>
      <text:p text:style-name="P20"/>
      <text:p text:style-name="P21"/>
      <text:p text:style-name="P19"><text:span text:style-name="T12">Returns: </text:span><text:span text:style-name="T9">MrcpSuccess(0) if successful</text:span></text:p>
      <text:p text:style-name="P19"><text:span text:style-name="T12"><text:tab/> <text:s text:c="5"/></text:span><text:span text:style-name="T9">MrcpError(-1) if failure</text:span></text:p>
      <text:p text:style-name="P21"><text:tab/> <text:s text:c="4"/></text:p>
      <text:p text:style-name="P19"><text:span text:style-name="T12">Mode:</text:span><text:span text:style-name="T9"> <text:s/>Asynchronous</text:span></text:p>
      <text:p text:style-name="P9"/>
      <text:p text:style-name="Standard"><text:span text:style-name="T9">The </text:span><text:span text:style-name="T12">AddSessionResources() </text:span><text:span text:style-name="T9">function is used to add either a ASR or TTS resource to an existing MRCP session. <text:s/>This function should only be used to add an ASR or TTS resource to a MRCP session if the resource was not requested when the session was opened. <text:s/>Use of this function triggers the generation of a SIP re-invite message to be sent to the MRCP server. <text:s/>The client application must wait for the callback indicating the resource was added before invoking functions for the session.</text:span></text:p>
      <text:p text:style-name="P1"/>
      <text:p text:style-name="Standard"><text:span text:style-name="T9">MrcpError will be returned if the library has not been started or if the MrcpSessionHandle specified was not found in the open session’s list. <text:s/></text:span></text:p>
      <text:p text:style-name="P10"/>
      <text:h text:style-name="Heading_20_4" text:outline-level="4"><text:bookmark-start text:name="__RefHeading___Toc158699931"/><text:span text:style-name="T4">CloseSession(</text:span><text:span text:style-name="T6">)</text:span><text:bookmark-end text:name="__RefHeading___Toc158699931"/></text:h>
      <text:p text:style-name="P19"><text:span text:style-name="T12">Inputs: </text:span><text:span text:style-name="T9">MrcpSessionHandle </text:span></text:p>
      <text:p text:style-name="P21"/>
      <text:p text:style-name="P19"><text:span text:style-name="T12">Returns: </text:span><text:span text:style-name="T9">MrcpSuccess(0) <text:s/>if successful</text:span></text:p>
      <text:p text:style-name="P19"><text:soft-page-break/><text:span text:style-name="T12"><text:tab/> <text:s text:c="5"/></text:span><text:span text:style-name="T9">MrcpError(-1) if error</text:span></text:p>
      <text:p text:style-name="P21"><text:tab/> <text:s text:c="4"/></text:p>
      <text:p text:style-name="P19"><text:span text:style-name="T12">Mode:</text:span><text:span text:style-name="T9"> <text:s/>Synchronous</text:span></text:p>
      <text:p text:style-name="P9"/>
      <text:p text:style-name="Standard"><text:span text:style-name="T9">The</text:span> <text:span text:style-name="T12">CloseSession()</text:span><text:span text:style-name="T22"> </text:span><text:span text:style-name="T9">function performs shutdown processing for a MRCP session. <text:s/>A SIP BYE message is sent to the MRCP server and all resources and entries for the closed session are removed from the client library. <text:s/>Closing all sessions with this function is recommended before stopping the library and /or exiting the client application. <text:s/>This ensures that licensed MRCP resources are freed on the MRCP server.</text:span></text:p>
      <text:p text:style-name="P1"/>
      <text:p text:style-name="P1">This function will return MrcpError if the session handle is not found in the client libraries registered handles list. <text:s text:c="2"/></text:p>
      <text:h text:style-name="Heading_20_3" text:outline-level="3"><text:bookmark-start text:name="__RefHeading___Toc158699932"/>Generic MRCP Commands<text:bookmark-end text:name="__RefHeading___Toc158699932"/></text:h>
      <text:h text:style-name="P25" text:outline-level="4"><text:bookmark-start text:name="__RefHeading___Toc158699933"/>GetParams()<text:bookmark-end text:name="__RefHeading___Toc158699933"/></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tab/> <text:s text:c="2"/>GET_PARAMETERS</text:p>
      <text:p text:style-name="P20"><text:span text:style-name="T21"><text:s text:c="14"/></text:span>Reference Number –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GetParams() </text:span><text:span text:style-name="T9">function is used to get the MRCP session parameters set for the MRCP session identified by the session handle. <text:s/>Values for parameters listed in the GET_PARAMETERS structure will be returned. <text:s/>All parameters for the MRCP server will be returned if the GET_PARAMETERS structure is empty. <text:s/>Returning all MRCP server parameters will generate multiple responses from the MRCP server and will impact performance. <text:s/>The number of parameters that can be requested is unlimited.</text:span></text:p>
      <text:p text:style-name="P1"/>
      <text:p text:style-name="Standard"><text:span text:style-name="T9">A value of MrcpSucces is returned if the function can be scheduled for processing. <text:s/>MrcpError will be returned if the MrcpSessionHandle used can not be found. <text:s/>One or more calls to the MrcpCallBackFunction will be made to return the requested parameter values to the client application. The MrcpCallBackFunction is called when the MRCP message indicating the success or failure of the request is received.</text:span></text:p>
      <text:h text:style-name="P25" text:outline-level="4"><text:bookmark-start text:name="__RefHeading___Toc158699934"/>SetParams()<text:bookmark-end text:name="__RefHeading___Toc158699934"/></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tab/> <text:s text:c="2"/>SET_PARAMETERS</text:p>
      <text:p text:style-name="P20"><text:soft-page-break/><text:span text:style-name="T21"><text:s text:c="14"/></text:span>Reference Number –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SetParams() </text:span><text:span text:style-name="T9">function is called to set the MRCP server parameters for a session. <text:s/>Parameters set by this function will be used for all MRCP functions unless an overriding parameter is supplied in the MRCP function call. <text:s/>This method may be used to set parameters that are not currently supported in the MRCP functions contained within the client library. The number of parameters that can be set using this function is unlimited.</text:span></text:p>
      <text:p text:style-name="P1"/>
      <text:p text:style-name="Standard"><text:span text:style-name="T9">A value of MrcpSucces is returned if the function can be scheduled for processing. <text:s/>MrcpError will be returned if the MrcpSessionHandle used can not be found. <text:s/>The MrcpCallBackFunction is called when the MRCP message indicating the success or failure of the request is received.</text:span></text:p>
      <text:h text:style-name="P29" text:outline-level="3"><text:bookmark-start text:name="__RefHeading___Toc158699935"/>ASR MRCP Commands<text:bookmark-end text:name="__RefHeading___Toc158699935"/></text:h>
      <text:h text:style-name="P25" text:outline-level="4"><text:bookmark-start text:name="__RefHeading___Toc158699936"/>DefineGrammar()<text:bookmark-end text:name="__RefHeading___Toc158699936"/></text:h>
      <text:p text:style-name="P19"><text:span text:style-name="T12">Inputs: </text:span><text:span text:style-name="T9">MrcpSessionHandle </text:span></text:p>
      <text:p text:style-name="P19"><text:span text:style-name="T12"><text:tab/> <text:s text:c="2"/></text:span><text:span text:style-name="T9">DEFINE_GRAMMAR_STRUCT</text:span></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20"/>
      <text:p text:style-name="Standard"><text:span text:style-name="T9">The function </text:span><text:span text:style-name="T12">DefineGrammar()</text:span><text:span text:style-name="T9"> is used to define the grammar to be used for a recognition or interpret MRCP command. <text:s/>Grammar is specified in the gramContent field of the DEFINE_GRAMMAR_STRUCT structure. <text:s/>This field can contain the actual grammar or a URI to predefined and/or precompiled grammars. <text:s/>Grammars can also be specified as part of the Recognize or Interpret MRCP command.</text:span></text:p>
      <text:p text:style-name="P1"/>
      <text:p text:style-name="Standard"><text:span text:style-name="T9">The MrcpCallBackFunction is called when the MRCP message indicating the success or failure of the request is received. A return value of MrcpError will be returned if the session handle is not found in the client libraries list of active sessions. <text:s/>MrcpSuccess is returned if the command was successfully queued for processing. </text:span></text:p>
      <text:h text:style-name="P25" text:outline-level="4"><text:bookmark-start text:name="__RefHeading___Toc158699937"/>Recognize()<text:bookmark-end text:name="__RefHeading___Toc158699937"/></text:h>
      <text:p text:style-name="P19"><text:span text:style-name="T12">Inputs: </text:span><text:span text:style-name="T9">MrcpSessionHandle </text:span></text:p>
      <text:p text:style-name="P19"><text:span text:style-name="T12"><text:tab/> <text:s text:c="2"/></text:span><text:span text:style-name="T9">RECOGNIZE_STRUCT – passed by reference</text:span></text:p>
      <text:p text:style-name="P21"><text:soft-page-break/></text:p>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Recognize() </text:span><text:span text:style-name="T9">function is used to signal the MRCP server to begin recognition of audio. <text:s/>Audio is sent to the MRCP server on the network ports defined by the MRCP server when the session was established (refer to the AddOutboundAudio function for additional information). <text:s/>The gramContent parameter, located in the RECOGNIZE_STRUCT, can be used to define the grammar to be used in the recognition process. <text:s/>Passing the grammar in this field will delay recognition as the grammar is compiled or downloaded for use. <text:s/>The contentType parameter is used to identify the format of the grammar to be used in the recognition process. <text:s/>The cancelQueue parameter tells the MRCP server to cancel the recognition if the request must be queued and not processed immediately. <text:s/></text:span></text:p>
      <text:p text:style-name="P1"/>
      <text:p text:style-name="Standard"><text:span text:style-name="T9">The MrcpCallBackFunction will be called when a in-progress response is received from the MRCP server and again when the recognition-complete message is received. <text:s/>A return value of MrcpError will be returned if the session handle is not found in the client libraries list of active sessions. <text:s/>MrcpSuccess is returned if the command was successfully queued for processing. </text:span></text:p>
      <text:p text:style-name="P1"/>
      <text:h text:style-name="P25" text:outline-level="4"><text:bookmark-start text:name="__RefHeading___Toc158699938"/>Interpret()<text:bookmark-end text:name="__RefHeading___Toc158699938"/></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tab/> <text:s text:c="2"/>SET_PARAMETERS</text:p>
      <text:p text:style-name="P20"><text:span text:style-name="T21"><text:s text:c="14"/></text:span>Reference Number –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Interpret() </text:span><text:span text:style-name="T9">function is used to signal the MRCP server to begin recognition of audio. <text:s/>Audio is sent to the MRCP server on the network ports defined by the MRCP server when the session was established. While this function is similar to the Recognize function, it differs in that only portions of the result relevant to acoustic matching are excluded from the result returned. <text:s/>Refer to the MRCP specification for additional information on the differences between Interpret and Recognize. The content parameter, located in the INTERPRET_STRUCT, can be used to define the grammar to be used in the interpret process.</text:span></text:p>
      <text:p text:style-name="P1"/>
      <text:p text:style-name="Standard"><text:span text:style-name="T9">The MrcpCallBackFunction is called when an MRCP In-progress is received and again when the Interpret-complete message is received. <text:s/>A return value of </text:span><text:soft-page-break/><text:span text:style-name="T9">MrcpError will be returned if the session handle is not found in the client libraries list of active sessions. <text:s/>MrcpSuccess is returned if the command was successfully queued for processing. </text:span></text:p>
      <text:p text:style-name="P1"/>
      <text:h text:style-name="P25" text:outline-level="4"><text:bookmark-start text:name="__RefHeading___Toc158699939"/>StartInputTimers()<text:bookmark-end text:name="__RefHeading___Toc158699939"/></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span text:style-name="T21"><text:s text:c="14"/></text:span>Reference Number –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StartInputTimers() </text:span><text:span text:style-name="T9">function is used to start the MRCP session recognition timer. <text:s/>This timer is used to determine if no audio input has been received for recognition within pre-defined duration. StartInputTimers would be used for MRCP deployments with separate MRCP ASR and TTS servers to signal the start of the recognition process. <text:s text:c="2"/>Developers using the client library may experience time-out errors from the MRCP server. <text:s/>This time-out condition is most likely caused by the client application taking to long processing audio collected. <text:s/></text:span></text:p>
      <text:p text:style-name="P1"/>
      <text:p text:style-name="P1">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1"/>
      <text:h text:style-name="P25" text:outline-level="4"><text:bookmark-start text:name="__RefHeading___Toc158699940"/>GetResult()<text:bookmark-end text:name="__RefHeading___Toc158699940"/></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span text:style-name="T21"><text:s text:c="14"/></text:span>Reference Number –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20"/>
      <text:p text:style-name="Standard"><text:span text:style-name="T9">The </text:span><text:span text:style-name="T12">GetResult() </text:span><text:span text:style-name="T9">function can be used when the MRCP server is in the recognized state to return additional information related to the recognition results. Warning, this command may not be supported on all MRCP server implementations. <text:s/></text:span></text:p>
      <text:p text:style-name="P1"/>
      <text:p text:style-name="P1"><text:soft-page-break/>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1"/>
      <text:h text:style-name="P25" text:outline-level="4"><text:bookmark-start text:name="__RefHeading___Toc158699941"/>StopRecog()<text:bookmark-end text:name="__RefHeading___Toc158699941"/></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span text:style-name="T21"><text:s text:c="14"/></text:span>Reference Number –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StopRecog() </text:span><text:span text:style-name="T9">function is called when the client application elects to stop a recognition in process. <text:s/>This function is equivalent to the MRCP Stop command.</text:span></text:p>
      <text:p text:style-name="P1"/>
      <text:p text:style-name="P1">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1"/>
      <text:h text:style-name="P29" text:outline-level="3"><text:bookmark-start text:name="__RefHeading___Toc158699942"/>TTS MRCP Commands<text:bookmark-end text:name="__RefHeading___Toc158699942"/></text:h>
      <text:p text:style-name="P12"/>
      <text:h text:style-name="P25" text:outline-level="4"><text:bookmark-start text:name="__RefHeading___Toc158699943"/>Speak()<text:bookmark-end text:name="__RefHeading___Toc158699943"/></text:h>
      <text:p text:style-name="P19"><text:span text:style-name="T12">Inputs: </text:span><text:span text:style-name="T9">MrcpSessionHandle </text:span></text:p>
      <text:p text:style-name="P19"><text:span text:style-name="T12"><text:tab/> <text:s text:c="2"/></text:span><text:span text:style-name="T9">SPEAK_STRUCT</text:span></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7"/>
      <text:p text:style-name="P5"><text:span text:style-name="T9">The </text:span><text:span text:style-name="T12">Speak() </text:span><text:span text:style-name="T9">function is use to signal the MRCP servers TTS resources to deliver audio. <text:s/>This function supports both speech synthesis and streaming of pre-recorded audio files. <text:s/>For speech synthesis, the content parameter in the SPEAK_STRUCT contains the text to be synthesized and streamed to the client application. <text:s/>The same content field would contain a URI pointer to a pre-record file to be streamed to the client application. <text:s text:c="2"/>Content-type, in the SPEAK_STRUCT, is used to identify the format of the content. <text:s/>Refer to the </text:span><text:soft-page-break/><text:span text:style-name="T9">MRCP specification for information on valid values. <text:s/>The killOnBargeIn parameter is used to indicate whether or not barge in is permitted. <text:s/>VoiceName allows the client application to specify a specific voice resource for synthesis. <text:s/>The speechLanguage parameter identifies the language to be spoken for synthesis. <text:s/>Both voiceName and speechLanguage are dependant on the MRCP supporting the values requested.</text:span></text:p>
      <text:p text:style-name="P3"/>
      <text:p text:style-name="P1">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3"/>
      <text:h text:style-name="P25" text:outline-level="4"><text:bookmark-start text:name="__RefHeading___Toc158699944"/>StopSpeak()<text:bookmark-end text:name="__RefHeading___Toc158699944"/></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tab/> <text:s text:c="2"/>referenceNum <text:s text:c="2"/>- passed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StopSpeak() </text:span><text:span text:style-name="T9">function is called when the client application wants to stop an audio stream. <text:s/>This function is equivalent to the MRCP Stop function. <text:s/>StopSpeak is likely to be used more often for those environments having separate ASR and TTS servers.</text:span></text:p>
      <text:p text:style-name="P1"/>
      <text:p text:style-name="Standard"><text:span text:style-name="T9">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span></text:p>
      <text:h text:style-name="P25" text:outline-level="4"><text:bookmark-start text:name="__RefHeading___Toc158699945"/>Pause()<text:bookmark-end text:name="__RefHeading___Toc158699945"/></text:h>
      <text:p text:style-name="P19"><text:span text:style-name="T12">Inputs: </text:span><text:span text:style-name="T9">MrcpSessionHandle </text:span></text:p>
      <text:p text:style-name="P19"><text:span text:style-name="T12"><text:tab/> <text:s/></text:span><text:span text:style-name="T9">MrcpCallBackFunction</text:span></text:p>
      <text:p text:style-name="P19"><text:span text:style-name="T9"><text:tab/> <text:s/>referenceNum <text:s text:c="4"/>- passed by reference</text:span></text:p>
      <text:p text:style-name="P21"/>
      <text:p text:style-name="P19"><text:span text:style-name="T12">Returns: </text:span><text:span text:style-name="T9">MrcpSuccess(0) <text:s/>if successful</text:span></text:p>
      <text:p text:style-name="P19"><text:span text:style-name="T12"><text:tab/> <text:s text:c="4"/></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oft-page-break/><text:span text:style-name="T9">The </text:span><text:span text:style-name="T12">Pause() </text:span><text:span text:style-name="T9">function is used when the client application tells the TTS resource to pause speech output. <text:s/>Unlike the StopSpeak method, the audio stream can be resumed at the point it was paused using the resume function.</text:span></text:p>
      <text:p text:style-name="P1"/>
      <text:p text:style-name="P1">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3"/>
      <text:h text:style-name="P25" text:outline-level="4"><text:bookmark-start text:name="__RefHeading___Toc158699946"/>Resume()<text:bookmark-end text:name="__RefHeading___Toc158699946"/></text:h>
      <text:p text:style-name="P19"><text:span text:style-name="T12">Inputs: </text:span><text:span text:style-name="T9">MrcpSessionHandle </text:span></text:p>
      <text:p text:style-name="P19"><text:span text:style-name="T12"><text:tab/> <text:s text:c="2"/></text:span><text:span text:style-name="T9">MrcpCallBackFunction</text:span></text:p>
      <text:p text:style-name="P19"><text:span text:style-name="T12"><text:tab/> <text:s text:c="2"/></text:span><text:span text:style-name="T9">referenceNum <text:s text:c="2"/>- passed by reference</text:span></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1"/>
      <text:p text:style-name="Standard"><text:span text:style-name="T9">The </text:span><text:span text:style-name="T12">Resume() </text:span><text:span text:style-name="T9">function is used to resume a audio stream previously interrupted by the pause function. <text:s/>A status of success is returned if the client application calls this function while an audio stream is active regardless of whether or not a previous call to the pause function was made.</text:span></text:p>
      <text:p text:style-name="P1"/>
      <text:p text:style-name="P1">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1"/>
      <text:h text:style-name="P25" text:outline-level="4"><text:bookmark-start text:name="__RefHeading___Toc158699947"/>BargeIn()<text:bookmark-end text:name="__RefHeading___Toc158699947"/></text:h>
      <text:p text:style-name="P19"><text:span text:style-name="T12">Inputs: </text:span><text:span text:style-name="T9">MrcpSessionHandle </text:span></text:p>
      <text:p text:style-name="P19"><text:span text:style-name="T12"><text:tab/> <text:s text:c="2"/></text:span><text:span text:style-name="T9">MrcpCallBackFunction</text:span></text:p>
      <text:p text:style-name="P20"><text:tab/> <text:s text:c="2"/>referenceNumber <text:s text:c="2"/>- passed by reference</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BargeIn() </text:span><text:span text:style-name="T9">function is used to signal the TTS resource that a barge in event has occurred. <text:s/>Like the stop function, a BargeIn call will stop all audio currently being streamed to the client application. This function would be more likely to be </text:span><text:soft-page-break/><text:span text:style-name="T9">used in environments where the ASR and TTS MRCP resources are on separate servers where a client application would have to alert the TTS server to a barge in condition.</text:span></text:p>
      <text:p text:style-name="P1"/>
      <text:p text:style-name="P1">The MrcpCallback function will be called when the MRCP server responds with a success of failure for the command. <text:s/>A return value of MrcpError will be returned if the session handle is not found in the client libraries list of active sessions. <text:s/>MrcpSuccess is returned if the command was successfully queued for processing. </text:p>
      <text:p text:style-name="P1"/>
      <text:h text:style-name="P29" text:outline-level="3"><text:bookmark-start text:name="__RefHeading___Toc158699948"/>Audio Commands<text:bookmark-end text:name="__RefHeading___Toc158699948"/></text:h>
      <text:h text:style-name="P25" text:outline-level="4"><text:bookmark-start text:name="__RefHeading___Toc158699949"/>StartAudio()<text:bookmark-end text:name="__RefHeading___Toc158699949"/></text:h>
      <text:p text:style-name="P19"><text:span text:style-name="T12">Inputs: </text:span><text:span text:style-name="T9">MrcpAudioHandle </text:span></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Synchronous</text:span></text:p>
      <text:p text:style-name="P1"/>
      <text:p text:style-name="Standard"><text:span text:style-name="T9">The </text:span><text:span text:style-name="T12">StartAudio() </text:span><text:span text:style-name="T9">function is used to setup the audio stream objects and set their state for a MRCP session. <text:s text:c="2"/>This function must be called prior to working with any of the MRCP audio functions. <text:s/>The MrcpAudioHandle is the handle returned when the OpenSession function is called and must be used for all audio related functions.</text:span></text:p>
      <text:p text:style-name="P1"/>
      <text:p text:style-name="P1">This function returns a value of MrcpError if the audio handle is not found. <text:s/>Otherwise, a value of MrcpSuccess is returned.</text:p>
      <text:h text:style-name="P25" text:outline-level="4"><text:bookmark-start text:name="__RefHeading___Toc158699950"/>StopAudio()<text:bookmark-end text:name="__RefHeading___Toc158699950"/></text:h>
      <text:p text:style-name="P19"><text:span text:style-name="T12">Inputs: </text:span><text:span text:style-name="T9">MrcpAudioHandle </text:span></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Synchronous</text:span></text:p>
      <text:p text:style-name="P20"/>
      <text:p text:style-name="Standard"><text:span text:style-name="T9">The </text:span><text:span text:style-name="T12">StopAudio() </text:span><text:span text:style-name="T9">function is used to stop the audio stream objects and set their state for a MRCP session. <text:s text:c="2"/>This function must be called when the client application is done with audio for a session, usually before a CloseSession function call is made. <text:s/>The MrcpAudioHandle is the handle returned when the OpenSession function is called and must be used for all audio related functions.</text:span></text:p>
      <text:p text:style-name="P1"/>
      <text:p text:style-name="P1">This function returns a value of MrcpError if the audio handle is not found. <text:s/>Otherwise, a value of MrcpSuccess is returned.</text:p>
      <text:p text:style-name="P20"><text:soft-page-break/></text:p>
      <text:h text:style-name="P25" text:outline-level="4"><text:bookmark-start text:name="__RefHeading___Toc158699951"/>AddOutboundAudio()<text:bookmark-end text:name="__RefHeading___Toc158699951"/></text:h>
      <text:p text:style-name="P19"><text:span text:style-name="T12">Inputs: </text:span><text:span text:style-name="T9">MrcpAudioHandle </text:span></text:p>
      <text:p text:style-name="P19"><text:span text:style-name="T12"><text:tab/> </text:span><text:span text:style-name="T9">audioBuffer – passed by reference</text:span></text:p>
      <text:p text:style-name="P21"/>
      <text:p text:style-name="P19"><text:span text:style-name="T12">Returns: </text:span><text:span text:style-name="T9">MrcpSuccess(0) <text:s/>if successful</text:span></text:p>
      <text:p text:style-name="P19"><text:span text:style-name="T12"><text:tab/> <text:s text:c="5"/></text:span><text:span text:style-name="T9">MrcpError(-1) if error</text:span></text:p>
      <text:p text:style-name="P21"><text:tab/> <text:s text:c="4"/></text:p>
      <text:p text:style-name="P19"><text:span text:style-name="T12">Mode:</text:span><text:span text:style-name="T9"> <text:s/>Asynchronous</text:span></text:p>
      <text:p text:style-name="P1"/>
      <text:p text:style-name="Standard"><text:span text:style-name="T9">The </text:span><text:span text:style-name="T12">AddOutboundAudio() </text:span><text:span text:style-name="T9">function is called when the client application has an audio buffer to send to the MRCP server. <text:s/>Audio buffers are sent to the MRCP server for MRCP ASR Recognize and Interpret command processing. <text:s/>This function has been tested and verified with a buffer size of 160 bytes. <text:s/>Audio buffers received are pushed onto the outbound audio queue for processing. </text:span></text:p>
      <text:p text:style-name="P1"/>
      <text:p text:style-name="P1">This function returns a value of MrcpError if the audio handle is not found. <text:s/>Otherwise, a value of MrcpSuccess is returned.</text:p>
      <text:p text:style-name="P1"/>
      <text:p text:style-name="P1"/>
      <text:h text:style-name="P23" text:outline-level="2"><text:bookmark-start text:name="__RefHeading___Toc158699952"/>Acronyms<text:bookmark-end text:name="__RefHeading___Toc158699952"/></text:h>
      <text:p text:style-name="P1">Client application <text:s text:c="2"/>- application built using the MRCP v2 Client Library</text:p>
      <text:p text:style-name="P1">ASR <text:s text:c="22"/>- Automatic Speech Recognition</text:p>
      <text:p text:style-name="P1">RTSP<text:tab/><text:tab/> <text:s text:c="8"/>- Real Time Signaling Protocol</text:p>
      <text:p text:style-name="P1">SIP<text:tab/><text:tab/> <text:s text:c="8"/>- Session initiation Protocol</text:p>
      <text:p text:style-name="P1">TTS<text:tab/><text:tab/> <text:s text:c="8"/>- Text-to-Speech</text:p>
      <text:p text:style-name="P22"><text:span text:style-name="T9">URI <text:tab/> -</text:span> <text:span text:style-name="T9">generic set of names/addresses that are short </text:span></text:p>
      <text:p text:style-name="P22"><text:span text:style-name="T13"><text:s text:c="33"/></text:span><text:span text:style-name="T9">strings that refer to web resources</text:span></text:p>
      <text:h text:style-name="P23" text:outline-level="2"><text:bookmark-start text:name="__RefHeading___Toc158699953"/>References<text:bookmark-end text:name="__RefHeading___Toc158699953"/></text:h>
      <text:p text:style-name="Standard"><text:span text:style-name="T11">Design Patterns Elements of Reusable Object-Orientated Software</text:span><text:span text:style-name="T9"> Gamma, Helm, Johnson, Vlissides</text:span></text:p>
      <text:p text:style-name="Standard"><text:span text:style-name="T9">Boost library information <text:s/>- </text:span><text:a xlink:type="simple" xlink:href="http://boost.org/more/getting_started.html" text:style-name="Internet_20_link" text:visited-style-name="Visited_20_Internet_20_Link"><text:span text:style-name="Internet_20_link"><text:span text:style-name="T9">http://boost.org/more/getting_started.html</text:span></text:span></text:a><text:span text:style-name="T9"> </text:span></text:p>
      <text:p text:style-name="P1"/>
      <text:p text:style-name="Standard"><text:span text:style-name="T9">Media Resource Control Protocol (MRCP) specification - </text:span><text:a xlink:type="simple" xlink:href="http://www.rfc-archive.org/getrfc.php?rfc=4463" text:style-name="Internet_20_link" text:visited-style-name="Visited_20_Internet_20_Link"><text:span text:style-name="Internet_20_link"><text:span text:style-name="T9">http://www.rfc-archive.org/getrfc.php?rfc=4463</text:span></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MS Mincho" style:font-family-asian="'MS Mincho', 'ＭＳ 明朝'" style:font-family-generic-asian="modern" style:font-size-asian="12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family="Arial" style:font-family-generic="swiss" style:font-pitch="variable" fo:font-size="18pt"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autospace="no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ext-autospace="non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dia Resource Control Protocol Version 2 (MRCPV2) Client Library Programmer’s Guide</dc:title>
    <meta:initial-creator>TMBarrett</meta:initial-creator>
    <meta:creation-date>2007-02-06T14:01:00</meta:creation-date>
    <dc:date>2019-05-13T08:54:19.819000000</dc:date>
    <meta:editing-cycles>58</meta:editing-cycles>
    <meta:editing-duration>PT14H55M53S</meta:editing-duration>
    <meta:document-statistic meta:table-count="0" meta:image-count="0" meta:object-count="0" meta:page-count="15" meta:paragraph-count="321" meta:word-count="3727" meta:character-count="25878" meta:non-whitespace-character-count="21531"/>
    <meta:generator>LibreOffice/5.2.1.2$Windows_x86 LibreOffice_project/31dd62db80d4e60af04904455ec9c9219178d620</meta:generator>
  </office:meta>
</office:document-meta>
</file>